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95659" officeooo:paragraph-rsid="00195659"/>
    </style:style>
    <style:style style:name="P2" style:family="paragraph" style:parent-style-name="Text_20_body" style:list-style-name="L1">
      <style:text-properties officeooo:rsid="001b4452" officeooo:paragraph-rsid="001b4452"/>
    </style:style>
    <style:style style:name="P3" style:family="paragraph" style:parent-style-name="Text_20_body" style:list-style-name="L1">
      <style:text-properties officeooo:rsid="0025c7dd" officeooo:paragraph-rsid="0025c7dd"/>
    </style:style>
    <style:style style:name="P4" style:family="paragraph" style:parent-style-name="Heading_20_2">
      <style:text-properties officeooo:rsid="001e7137" officeooo:paragraph-rsid="001e7137"/>
    </style:style>
    <style:style style:name="P5" style:family="paragraph" style:parent-style-name="Text_20_body" style:list-style-name="L2">
      <style:text-properties officeooo:rsid="00205900" officeooo:paragraph-rsid="00205900"/>
    </style:style>
    <style:style style:name="P6" style:family="paragraph" style:parent-style-name="Text_20_body" style:list-style-name="L3">
      <style:text-properties officeooo:rsid="00205900" officeooo:paragraph-rsid="00205900"/>
    </style:style>
    <style:style style:name="P7" style:family="paragraph" style:parent-style-name="Text_20_body">
      <style:text-properties officeooo:rsid="001dbd4c" officeooo:paragraph-rsid="001dbd4c"/>
    </style:style>
    <style:style style:name="P8" style:family="paragraph" style:parent-style-name="Text_20_body" style:list-style-name="L4">
      <style:text-properties officeooo:rsid="00205900" officeooo:paragraph-rsid="00205900"/>
    </style:style>
    <style:style style:name="P9" style:family="paragraph" style:parent-style-name="Text_20_body" style:list-style-name="L4">
      <style:text-properties officeooo:rsid="001dbd4c" officeooo:paragraph-rsid="001dbd4c"/>
    </style:style>
    <style:style style:name="P10" style:family="paragraph" style:parent-style-name="Text_20_body">
      <style:text-properties officeooo:rsid="001dbd4c" officeooo:paragraph-rsid="0023d9fa"/>
    </style:style>
    <style:style style:name="P11" style:family="paragraph" style:parent-style-name="Text_20_body" style:list-style-name="L5">
      <style:text-properties officeooo:rsid="001c8044" officeooo:paragraph-rsid="001c8044"/>
    </style:style>
    <style:style style:name="P12" style:family="paragraph" style:parent-style-name="Text_20_body" style:list-style-name="L5">
      <style:text-properties officeooo:rsid="001c8044" officeooo:paragraph-rsid="001dbd4c"/>
    </style:style>
    <style:style style:name="P13" style:family="paragraph" style:parent-style-name="Text_20_body" style:list-style-name="L5">
      <style:text-properties officeooo:rsid="001c8044" officeooo:paragraph-rsid="0023d9fa"/>
    </style:style>
    <style:style style:name="P14" style:family="paragraph" style:parent-style-name="Text_20_body" style:list-style-name="L5">
      <style:text-properties officeooo:rsid="001dbd4c" officeooo:paragraph-rsid="0023d9fa"/>
    </style:style>
    <style:style style:name="P15" style:family="paragraph" style:parent-style-name="Text_20_body" style:list-style-name="L5">
      <style:text-properties officeooo:rsid="001dbd4c" officeooo:paragraph-rsid="001dbd4c"/>
    </style:style>
    <style:style style:name="P16" style:family="paragraph" style:parent-style-name="Text_20_body" style:list-style-name="L5">
      <style:text-properties style:font-name="Liberation Serif" officeooo:rsid="0023d9fa" officeooo:paragraph-rsid="0023d9fa"/>
    </style:style>
    <style:style style:name="P17" style:family="paragraph" style:parent-style-name="Text_20_body" style:list-style-name="L5">
      <style:text-properties officeooo:rsid="0023d9fa" officeooo:paragraph-rsid="0023d9fa"/>
    </style:style>
    <style:style style:name="T1" style:family="text">
      <style:text-properties officeooo:rsid="00205900"/>
    </style:style>
    <style:style style:name="T2" style:family="text">
      <style:text-properties officeooo:rsid="00261acf"/>
    </style:style>
    <style:style style:name="T3" style:family="text">
      <style:text-properties officeooo:rsid="001b4452"/>
    </style:style>
    <style:style style:name="T4" style:family="text">
      <style:text-properties style:font-name="Liberation Serif"/>
    </style:style>
    <style:style style:name="T5" style:family="text">
      <style:text-properties style:font-name="Liberation Serif1"/>
    </style:style>
    <style:style style:name="T6" style:family="text">
      <style:text-properties style:text-position="super 58%"/>
    </style:style>
    <style:style style:name="T7" style:family="text">
      <style:text-properties officeooo:rsid="00235a8c"/>
    </style:style>
    <style:style style:name="T8" style:family="text">
      <style:text-properties officeooo:rsid="0023d9fa"/>
    </style:style>
    <style:style style:name="T9" style:family="text">
      <style:text-properties style:font-name="Liberation Serif" officeooo:rsid="0023d9f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Koninklijke Bibliotheek</text:span> data</text:h>
      <text:h text:style-name="Heading_20_2" text:outline-level="2">Samenvatting</text:h>
      <text:p text:style-name="P1"><text:span text:style-name="T2">Voor</text:span><text:span text:style-name="T1"> de KB</text:span> (<text:span text:style-name="T1">Koninklijke Bibliotheek</text:span>) <text:span text:style-name="T2">is</text:span><text:span text:style-name="T1"> </text:span><text:span text:style-name="T2">een subset van</text:span><text:span text:style-name="T1"> gedigitaliseerde boeken </text:span><text:span text:style-name="T2">gedownload</text:span><text:span text:style-name="T3">.</text:span></text:p>
      <text:h text:style-name="Heading_20_2" text:outline-level="2">Wat</text:h>
      <text:list text:style-name="L1">
        <text:list-item>
          <text:p text:style-name="P2">Alle boeken van dit digitizationProject: <text:a xlink:type="simple" xlink:href="https://www.delpher.nl/nl/boeken/results?query=digitizationProject+any+%22dpo%22&amp;page=1&amp;coll=boeken" text:style-name="Internet_20_link" text:visited-style-name="Visited_20_Internet_20_Link">https://www.delpher.nl/nl/boeken/results?query=digitizationProject+any+%22dpo%22&amp;page=1&amp;coll=boeke<text:span text:style-name="T1">n</text:span></text:a></text:p>
        </text:list-item>
        <text:list-item>
          <text:p text:style-name="P3">Let op: niet alle boeken zijn in het Nederlands, er zitten bijvoorbeeld een aantal Franstalige boeken tussen. Er was geen metadata beschikbaar om hierin onderscheid te kunnen maken, dus alle boeken zijn ge<text:span text:style-name="T4">ü</text:span><text:span text:style-name="T5">pload.</text:span> </text:p>
        </text:list-item>
      </text:list>
      <text:h text:style-name="P4" text:outline-level="2">Leveranciers</text:h>
      <text:list text:style-name="L2">
        <text:list-item>
          <text:p text:style-name="P5">Delpher / KB</text:p>
        </text:list-item>
      </text:list>
      <text:h text:style-name="Heading_20_2" text:outline-level="2">Periode</text:h>
      <text:list text:style-name="L3">
        <text:list-item>
          <text:p text:style-name="P6">17<text:span text:style-name="T6">e</text:span> eeuw (1 boek)</text:p>
        </text:list-item>
        <text:list-item>
          <text:p text:style-name="P6">18<text:span text:style-name="T6">e</text:span> eeuw (10645 boeken)</text:p>
        </text:list-item>
        <text:list-item>
          <text:p text:style-name="P6">19<text:span text:style-name="T6">e</text:span> eeuw (594 boeken)</text:p>
        </text:list-item>
      </text:list>
      <text:h text:style-name="Heading_20_2" text:outline-level="2">Oplevering</text:h>
      <text:p text:style-name="P7">Per <text:span text:style-name="T1">boek</text:span> worden de volgende bestanden geleverd:</text:p>
      <text:list text:style-name="L4">
        <text:list-item>
          <text:p text:style-name="P8">een .xml bestand met de inhoud van het boek:</text:p>
          <text:list>
            <text:list-item>
              <text:p text:style-name="P8">root element is &lt;book&gt;</text:p>
            </text:list-item>
            <text:list-item>
              <text:p text:style-name="P8">elke pagina is een &lt;text&gt; element met daarin &lt;p&gt; elementen </text:p>
            </text:list-item>
          </text:list>
        </text:list-item>
        <text:list-item>
          <text:p text:style-name="P9">.<text:span text:style-name="T1">txt</text:span> bestand met daarin de metadata. </text:p>
        </text:list-item>
      </text:list>
      <text:p text:style-name="P7">De .<text:span text:style-name="T1">xml</text:span> en .<text:span text:style-name="T1">txt</text:span> bestanden hebben dezelfde naam als <text:span text:style-name="T7">de identifier op www.delpher.nl.</text:span></text:p>
      <text:h text:style-name="Heading_20_2" text:outline-level="2">Metadata</text:h>
      <text:p text:style-name="P10"><text:span text:style-name="T7">De metadata is een kopie van het attribute “data-metadata” van de &lt;article&gt; elementen die de boeken op </text:span><text:a xlink:type="simple" xlink:href="http://www.depher.nl/" text:style-name="Internet_20_link" text:visited-style-name="Visited_20_Internet_20_Link"><text:span text:style-name="T7">www.depher.nl</text:span></text:a><text:span text:style-name="T7"> bevatten, </text:span><text:span text:style-name="T8">met als toevoeging “</text:span><text:span text:style-name="T9">numberOfPages”.</text:span></text:p>
      <text:list text:style-name="L5">
        <text:list-item>
          <text:p text:style-name="P11"><text:span text:style-name="T7">title</text:span>: <text:span text:style-name="T7">titel van het boek</text:span></text:p>
        </text:list-item>
        <text:list-item>
          <text:p text:style-name="P12"><text:span text:style-name="T7">caption</text:span>: <text:span text:style-name="T8">meestal (altijd?) </text:span><text:span text:style-name="T7">leeg</text:span></text:p>
        </text:list-item>
        <text:list-item>
          <text:p text:style-name="P13"><text:span text:style-name="T8">volumeRemark</text:span>: <text:span text:style-name="T8">meestal (altijd?) </text:span><text:span text:style-name="T7">leeg</text:span></text:p>
        </text:list-item>
        <text:list-item>
          <text:p text:style-name="P14"><text:span text:style-name="T8">seq</text:span>: <text:span text:style-name="T8">volgnummer indien het een serie boeken betreft</text:span></text:p>
        </text:list-item>
        <text:list-item>
          <text:p text:style-name="P15"><text:soft-page-break/><text:span text:style-name="T8">alternative</text:span>: <text:span text:style-name="T8">meestal (altijd?) identiek aan title</text:span></text:p>
        </text:list-item>
        <text:list-item>
          <text:p text:style-name="P16">subtitle: subtitel; meestal (altijd?) jaar van uitgave</text:p>
        </text:list-item>
        <text:list-item>
          <text:p text:style-name="P16">creator: auteur</text:p>
        </text:list-item>
        <text:list-item>
          <text:p text:style-name="P16">ppn: Pica productienummer; meestal (altijd?) leeg</text:p>
        </text:list-item>
        <text:list-item>
          <text:p text:style-name="P16">bookId: id van boek</text:p>
        </text:list-item>
        <text:list-item>
          <text:p text:style-name="P17"><text:span text:style-name="T4">objectlevelId: identifier gebruikt op </text:span><text:a xlink:type="simple" xlink:href="http://www.delpher.nl/" text:style-name="Internet_20_link" text:visited-style-name="Visited_20_Internet_20_Link"><text:span text:style-name="T4">www.delpher.nl</text:span></text:a><text:span text:style-name="T4"> en voor naamgeving van .xml en .txt bestanden</text:span></text:p>
        </text:list-item>
        <text:list-item>
          <text:p text:style-name="P16">numberOfPages: aantal pagina’s in boek</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nl" fo:country="N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nl" fo:country="N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3T11:50:00.627034639</meta:creation-date>
    <meta:editing-duration>PT33M43S</meta:editing-duration>
    <meta:editing-cycles>8</meta:editing-cycles>
    <meta:generator>LibreOffice/24.8.3.2$Linux_X86_64 LibreOffice_project/e14c9fdd1f585efcbb2c5363087a99d20928d522</meta:generator>
    <dc:date>2025-02-04T16:15:17.188951130</dc:date>
    <meta:document-statistic meta:table-count="0" meta:image-count="0" meta:object-count="0" meta:page-count="2" meta:paragraph-count="32" meta:word-count="232" meta:character-count="1536" meta:non-whitespace-character-count="1354"/>
  </office:meta>
</office:document-meta>
</file>